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4-12-12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1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10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8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6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0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20-01-15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19-12-17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2019-11-08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9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9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9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7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7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7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7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1730110580701</text:p>
          </table:table-cell>
          <table:table-cell office:value-type="string" calcext:value-type="string">
            <text:p>1997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46" meta:object-count="0"/>
    <meta:user-defined meta:name="AppVersion">3.0</meta:user-defined>
  </office:meta>
</office:document-meta>
</file>